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au1" style:family="table">
      <style:table-properties style:width="2.895cm" fo:margin-top="0cm" fo:margin-bottom="0cm" table:align="center" style:writing-mode="lr-tb"/>
    </style:style>
    <style:style style:name="Tableau1.A" style:family="table-column">
      <style:table-column-properties style:column-width="0.579cm"/>
    </style:style>
    <style:style style:name="Tableau1.E" style:family="table-column">
      <style:table-column-properties style:column-width="0.58cm"/>
    </style:style>
    <style:style style:name="Tableau1.1" style:family="table-row">
      <style:table-row-properties style:min-row-height="0.501cm" style:keep-together="true" fo:keep-together="auto"/>
    </style:style>
    <style:style style:name="Tableau1.A1" style:family="table-cell">
      <style:table-cell-properties fo:padding-left="0.191cm" fo:padding-right="0.191cm" fo:padding-top="0cm" fo:padding-bottom="0cm" fo:border="none"/>
    </style:style>
    <style:style style:name="P1" style:family="paragraph" style:parent-style-name="Footer">
      <style:paragraph-properties fo:text-align="end"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margin-top="0cm" fo:margin-bottom="0.212cm" fo:text-align="justify"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margin-top="0cm" fo:margin-bottom="0cm" fo:line-height="100%" fo:text-align="justify" style:justify-single-word="false"/>
    </style:style>
    <style:style style:name="P6" style:family="paragraph" style:parent-style-name="Standard" style:list-style-name="L3">
      <style:paragraph-properties fo:text-align="justify" style:justify-single-word="false"/>
    </style:style>
    <style:style style:name="P7" style:family="paragraph" style:parent-style-name="Standard" style:list-style-name="L4">
      <style:paragraph-properties fo:text-align="justify" style:justify-single-word="false"/>
    </style:style>
    <style:style style:name="P8" style:family="paragraph" style:parent-style-name="Heading_20_1" style:master-page-name="Standard">
      <style:paragraph-properties fo:text-align="justify" style:justify-single-word="false" style:page-number="auto"/>
      <style:text-properties fo:font-size="16pt" style:font-size-asian="16pt" style:font-size-complex="16pt"/>
    </style:style>
    <style:style style:name="P9" style:family="paragraph" style:parent-style-name="Heading_20_2" style:list-style-name="L1">
      <style:paragraph-properties fo:text-align="center" style:justify-single-word="false"/>
    </style:style>
    <style:style style:name="P10" style:family="paragraph" style:parent-style-name="Heading_20_2" style:list-style-name="L2">
      <style:paragraph-properties fo:text-align="center" style:justify-single-word="false"/>
    </style:style>
    <style:style style:name="P11" style:family="paragraph" style:parent-style-name="Heading_20_2">
      <style:paragraph-properties fo:text-align="justify" style:justify-single-word="false"/>
    </style:style>
    <text:list-style style:name="L1">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l" style:num-format="">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style:num-prefix="-" text:bullet-char="-">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prefix="l" style:num-format="">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4046650554738382" text:style-name="Outline">
        <text:list-item>
          <text:h text:style-name="P8" text:outline-level="1">Compte rendu d'activité </text:h>
        </text:list-item>
      </text:list>
      <text:list xml:id="list8420275520726142810" text:style-name="L1">
        <text:list-item>
          <text:h text:style-name="P9" text:outline-level="2">Répartition du travail : </text:h>
        </text:list-item>
      </text:list>
      <text:p text:style-name="P4">Après une réunion pour définir le sujet et nos objectifs, nous avons décidé de répartir le travail comme ci :</text:p>
      <text:list xml:id="list7382083815748401922" text:style-name="L2">
        <text:list-item>
          <text:h text:style-name="P10" text:outline-level="2">Jean-Baptiste(« Chef de projet ») :</text:h>
        </text:list-item>
      </text:list>
      <text:p text:style-name="P2"/>
      <text:p text:style-name="P4">Après avoir exposé mon idée de jeux, j'ai , à l'aide de mes camarades , réalisé la hiérarchie des package et créé les différentes classes de base de notre projet.</text:p>
      <text:p text:style-name="P4">J'ai , par la suite , eu à m'occuper des packages Room et Item avec Cyrus.</text:p>
      <text:p text:style-name="P4">Nous avons définies plusieurs types de Room :</text:p>
      <text:list xml:id="list2408382029809298900" text:style-name="L3">
        <text:list-item>
          <text:p text:style-name="P6">Room standart sans particularité</text:p>
        </text:list-item>
        <text:list-item>
          <text:p text:style-name="P6">Room Gold : salle du trésor.</text:p>
        </text:list-item>
        <text:list-item>
          <text:p text:style-name="P6">Room Pass : salle nécessitant un pass pour y entrer.</text:p>
        </text:list-item>
        <text:list-item>
          <text:p text:style-name="P6">Wall : modélise les murs.</text:p>
        </text:list-item>
        <text:list-item>
          <text:p text:style-name="P6">DirectorOffice : la salle du directeur , la clée de la salle du trésor s'y trouve à l'intérieur .</text:p>
        </text:list-item>
      </text:list>
      <text:p text:style-name="P4">Ensuite les Items :</text:p>
      <text:list xml:id="list1908367018633264550" text:style-name="L4">
        <text:list-item>
          <text:p text:style-name="P7">Item Clock : la montre du joueur, affiche le temps restant.</text:p>
        </text:list-item>
        <text:list-item>
          <text:p text:style-name="P7">Item Box : <text:s/>objet fixe à un salle , le joueur peut se cacher dedans.</text:p>
        </text:list-item>
        <text:list-item>
          <text:p text:style-name="P7">Item Map : <text:s/>affiche la map et permet de voir sa position ainsi que celle des gardes.</text:p>
        </text:list-item>
        <text:list-item>
          <text:p text:style-name="P7">Item Pass : des passes permettant d'ouvrir les Room Pass.</text:p>
        </text:list-item>
        <text:list-item>
          <text:p text:style-name="P7">Item : la classe mère .</text:p>
        </text:list-item>
        <text:list-item>
          <text:p text:style-name="P7">Item Bait : objet permettant de faire diversion pour que le joueur évite des gardes .</text:p>
        </text:list-item>
      </text:list>
      <text:p text:style-name="P4">Les rooms ne nous ont pas posé beaucoup de problèmes. Les items furent plus difficile. </text:p>
      <text:p text:style-name="P4">Pour l'objet Bait , nous avions comme principe de le faire bouger au début , mais aprés des difficultés d'implémentation , nous avons décidé d'en faire un objet immobile.</text:p>
      <text:p text:style-name="P4">Je me suis occupé aussi de la classe Timer qui gère « le temps » , un systéme tour par tour a finalement été implémenté.</text:p>
      <text:p text:style-name="P4">Pour finir , nous nous sommes tous occupé de la classe Simulator et Main à tour de rôle , car celle ci avait besoin de la participation de tout le monde niveau complexité.</text:p>
      <text:p text:style-name="P4"><text:soft-page-break/></text:p>
      <text:list xml:id="list37638038" text:continue-list="list84046650554738382" text:style-name="Outline">
        <text:list-item>
          <text:list>
            <text:list-item>
              <text:h text:style-name="P11" text:outline-level="2">Guillaume :</text:h>
            </text:list-item>
          </text:list>
        </text:list-item>
      </text:list>
      <text:p text:style-name="P4"/>
      <text:p text:style-name="P4">J'ai codé le package entity, contenant les gardes (immobiles et mobiles) et le joueur.</text:p>
      <table:table table:name="Tableau1" table:style-name="Tableau1">
        <table:table-column table:style-name="Tableau1.A" table:number-columns-repeated="4"/>
        <table:table-column table:style-name="Tableau1.E"/>
        <table:table-row table:style-name="Tableau1.1">
          <table:table-cell table:style-name="Tableau1.A1" office:value-type="string">
            <text:p text:style-name="P5"/>
          </table:table-cell>
          <table:table-cell table:style-name="Tableau1.A1" office:value-type="string">
            <text:p text:style-name="P5"/>
          </table:table-cell>
          <table:table-cell table:style-name="Tableau1.A1" office:value-type="string">
            <text:p text:style-name="P5">1</text:p>
          </table:table-cell>
          <table:table-cell table:style-name="Tableau1.A1" office:value-type="string">
            <text:p text:style-name="P5"/>
          </table:table-cell>
          <table:table-cell table:style-name="Tableau1.A1" office:value-type="string">
            <text:p text:style-name="P5"/>
          </table:table-cell>
        </table:table-row>
        <table:table-row table:style-name="Tableau1.1">
          <table:table-cell table:style-name="Tableau1.A1" office:value-type="string">
            <text:p text:style-name="P5"/>
          </table:table-cell>
          <table:table-cell table:style-name="Tableau1.A1" office:value-type="string">
            <text:p text:style-name="P5">1</text:p>
          </table:table-cell>
          <table:table-cell table:style-name="Tableau1.A1" office:value-type="string">
            <text:p text:style-name="P5">2</text:p>
          </table:table-cell>
          <table:table-cell table:style-name="Tableau1.A1" office:value-type="string">
            <text:p text:style-name="P5">1</text:p>
          </table:table-cell>
          <table:table-cell table:style-name="Tableau1.A1" office:value-type="string">
            <text:p text:style-name="P5"/>
          </table:table-cell>
        </table:table-row>
        <table:table-row table:style-name="Tableau1.1">
          <table:table-cell table:style-name="Tableau1.A1" office:value-type="string">
            <text:p text:style-name="P5">1</text:p>
          </table:table-cell>
          <table:table-cell table:style-name="Tableau1.A1" office:value-type="string">
            <text:p text:style-name="P5">2</text:p>
          </table:table-cell>
          <table:table-cell table:style-name="Tableau1.A1" office:value-type="string">
            <text:p text:style-name="P5">3</text:p>
          </table:table-cell>
          <table:table-cell table:style-name="Tableau1.A1" office:value-type="string">
            <text:p text:style-name="P5">2</text:p>
          </table:table-cell>
          <table:table-cell table:style-name="Tableau1.A1" office:value-type="string">
            <text:p text:style-name="P5">1</text:p>
          </table:table-cell>
        </table:table-row>
        <table:table-row table:style-name="Tableau1.1">
          <table:table-cell table:style-name="Tableau1.A1" office:value-type="string">
            <text:p text:style-name="P5"/>
          </table:table-cell>
          <table:table-cell table:style-name="Tableau1.A1" office:value-type="string">
            <text:p text:style-name="P5">1</text:p>
          </table:table-cell>
          <table:table-cell table:style-name="Tableau1.A1" office:value-type="string">
            <text:p text:style-name="P5">2</text:p>
          </table:table-cell>
          <table:table-cell table:style-name="Tableau1.A1" office:value-type="string">
            <text:p text:style-name="P5">1</text:p>
          </table:table-cell>
          <table:table-cell table:style-name="Tableau1.A1" office:value-type="string">
            <text:p text:style-name="P5"/>
          </table:table-cell>
        </table:table-row>
        <table:table-row table:style-name="Tableau1.1">
          <table:table-cell table:style-name="Tableau1.A1" office:value-type="string">
            <text:p text:style-name="P5"/>
          </table:table-cell>
          <table:table-cell table:style-name="Tableau1.A1" office:value-type="string">
            <text:p text:style-name="P5"/>
          </table:table-cell>
          <table:table-cell table:style-name="Tableau1.A1" office:value-type="string">
            <text:p text:style-name="P5">1</text:p>
          </table:table-cell>
          <table:table-cell table:style-name="Tableau1.A1" office:value-type="string">
            <text:p text:style-name="P5"/>
          </table:table-cell>
          <table:table-cell table:style-name="Tableau1.A1" office:value-type="string">
            <text:p text:style-name="P5"/>
          </table:table-cell>
        </table:table-row>
      </table:table>
      <text:p text:style-name="P4">La partie la plus difficile fut celle du bruit et de le détection/du mouvement des gardes. En effet un joueur en se déplaçant produit du bruit comme cela : </text:p>
      <text:p text:style-name="P4"/>
      <text:p text:style-name="P4"/>
      <text:p text:style-name="P4"/>
      <text:p text:style-name="P4"/>
      <text:p text:style-name="P4">Les gardes ont la même zone de détection que celle d'émission des bruits. Ils ne peuvent pas entendre au travers de murs, et les joueurs ne peuvent pas faire du bruit au travers des murs.</text:p>
      <text:p text:style-name="P4">Le garde essaiera toujours de se déplacer dans la direction la plus bruyante, sinon son mouvement sera aléatoire.</text:p>
      <text:p text:style-name="P4">La zone de vision du garde est les 4 salles adjacentes à la sienne, si le joueur est caché, il ne le voit pas, et si il le voit, il a une chance de se faire corrompre, qui est proportionnelle à l'argent du joueur.</text:p>
      <text:p text:style-name="P4"/>
      <text:list xml:id="list37652816" text:continue-numbering="true" text:style-name="Outline">
        <text:list-item>
          <text:list>
            <text:list-item>
              <text:h text:style-name="Heading_20_2" text:outline-level="2">Dans les faits …</text:h>
            </text:list-item>
          </text:list>
        </text:list-item>
      </text:list>
      <text:p text:style-name="Text_20_body">Nous avons organisé un autre système au fur et à mesure du projet :</text:p>
      <text:p text:style-name="Text_20_body">Chacun travaillait sur sa partie , jusqu'à découverte d'un bug . </text:p>
      <text:p text:style-name="Text_20_body">Lors d'un bug, tout le monde arrêtait de développer pour se concentrer sur la résolution de bug uniquement.</text:p>
      <text:p text:style-name="P3">Notre testeur en chef était Cyr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text-align="center" style:justify-single-word="false"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re_20_1_20_Car" style:display-name="Titre 1 C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Titre_20_2_20_Car" style:display-name="Titre 2 Car" style:family="text" style:parent-style-name="Default_20_Paragraph_20_Font">
      <style:text-properties fo:color="#4f81bd" style:font-name="Cambria" fo:font-size="13pt" fo:font-weight="bold" style:font-size-asian="13pt" style:font-weight-asian="bold" style:font-size-complex="13pt" style:font-weight-complex="bold"/>
    </style:style>
    <text:outline-style style:name="Outline">
      <text:outline-level-style text:level="1" style:num-format="">
        <style:list-level-properties text:list-level-position-and-space-mode="label-alignment">
          <style:list-level-label-alignment text:label-followed-by="listtab" text:list-tab-stop-position="5.842cm" fo:text-indent="-0.762cm" fo:margin-left="5.842cm"/>
        </style:list-level-properties>
      </text:outline-level-style>
      <text:outline-level-style text:level="2" style:num-format="">
        <style:list-level-properties text:list-level-position-and-space-mode="label-alignment">
          <style:list-level-label-alignment text:label-followed-by="listtab" text:list-tab-stop-position="6.096cm" fo:text-indent="-1.016cm" fo:margin-left="6.096cm"/>
        </style:list-level-properties>
      </text:outline-level-style>
      <text:outline-level-style text:level="3" style:num-format="">
        <style:list-level-properties text:list-level-position-and-space-mode="label-alignment">
          <style:list-level-label-alignment text:label-followed-by="listtab" text:list-tab-stop-position="6.35cm" fo:text-indent="-1.27cm" fo:margin-left="6.35cm"/>
        </style:list-level-properties>
      </text:outline-level-style>
      <text:outline-level-style text:level="4" style:num-format="">
        <style:list-level-properties text:list-level-position-and-space-mode="label-alignment">
          <style:list-level-label-alignment text:label-followed-by="listtab" text:list-tab-stop-position="6.604cm" fo:text-indent="-1.524cm" fo:margin-left="6.604cm"/>
        </style:list-level-properties>
      </text:outline-level-style>
      <text:outline-level-style text:level="5" style:num-format="">
        <style:list-level-properties text:list-level-position-and-space-mode="label-alignment">
          <style:list-level-label-alignment text:label-followed-by="listtab" text:list-tab-stop-position="6.858cm" fo:text-indent="-1.778cm" fo:margin-left="6.858cm"/>
        </style:list-level-properties>
      </text:outline-level-style>
      <text:outline-level-style text:level="6" style:num-format="">
        <style:list-level-properties text:list-level-position-and-space-mode="label-alignment">
          <style:list-level-label-alignment text:label-followed-by="listtab" text:list-tab-stop-position="7.112cm" fo:text-indent="-2.032cm" fo:margin-left="7.112cm"/>
        </style:list-level-properties>
      </text:outline-level-style>
      <text:outline-level-style text:level="7" style:num-format="">
        <style:list-level-properties text:list-level-position-and-space-mode="label-alignment">
          <style:list-level-label-alignment text:label-followed-by="listtab" text:list-tab-stop-position="7.366cm" fo:text-indent="-2.286cm" fo:margin-left="7.366cm"/>
        </style:list-level-properties>
      </text:outline-level-style>
      <text:outline-level-style text:level="8" style:num-format="">
        <style:list-level-properties text:list-level-position-and-space-mode="label-alignment">
          <style:list-level-label-alignment text:label-followed-by="listtab" text:list-tab-stop-position="7.62cm" fo:text-indent="-2.54cm" fo:margin-left="7.62cm"/>
        </style:list-level-properties>
      </text:outline-level-style>
      <text:outline-level-style text:level="9" style:num-format="">
        <style:list-level-properties text:list-level-position-and-space-mode="label-alignment">
          <style:list-level-label-alignment text:label-followed-by="listtab" text:list-tab-stop-position="7.874cm" fo:text-indent="-2.794cm" fo:margin-left="7.874cm"/>
        </style:list-level-properties>
      </text:outline-level-style>
      <text:outline-level-style text:level="10" style:num-format="">
        <style:list-level-properties text:list-level-position-and-space-mode="label-alignment">
          <style:list-level-label-alignment text:label-followed-by="listtab" text:list-tab-stop-position="8.128cm" fo:text-indent="-3.048cm" fo:margin-left="8.12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Header">FILIOL DE RAIMOND-MICHEL Guillaume <text:s text:c="70"/>BOUMEDINE Cyrus</text:p>
        <text:p text:style-name="Header">DALL'AGNOL Tom<text:tab/><text:tab/> <text:s text:c="9"/>DRAVET Jean-Baptiste</text:p>
      </style:header>
      <style:footer>
        <text:p text:style-name="MP1"><text:page-number text:select-page="current">2</text:page-number></text:p>
        <text:p text:style-nam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meta:initial-creator>
    <meta:editing-cycles>8</meta:editing-cycles>
    <meta:creation-date>2015-01-23T17:27:00</meta:creation-date>
    <dc:date>2015-01-24T17:47:10.16</dc:date>
    <meta:editing-duration>PT23S</meta:editing-duration>
    <meta:generator>OpenOffice/4.1.1$Win32 OpenOffice.org_project/411m6$Build-9775</meta:generator>
    <meta:document-statistic meta:table-count="1" meta:image-count="0" meta:object-count="0" meta:page-count="2" meta:paragraph-count="50" meta:word-count="544" meta:character-count="289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